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5">
            <text:p>25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2022-12-20_07-49-15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2-12-21_08-29-29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2-12-21_02-15-31_000.jpg</text:p>
          </table:table-cell>
          <table:table-cell table:style-name="ce26" office:value-type="string">
            <text:p>:m :PHOTO 寝た時刻 / 2022 / オナニー、未了、duration=1?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寝た時刻 / 2022 / オナニー、未了、duration=1?時間ぐらい,other=~">
            <text:p>:m :PHOTO 寝た時刻 / 2022 / オナニー、未了、duration=1?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2-20_02-22-02_000.jpg</text:p>
          </table:table-cell>
          <table:table-cell table:style-name="ce26" office:value-type="string">
            <text:p>:m :PHOTO 寝た時刻 / 2022 / オナニー、未了、duration=1.5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7" office:value-type="string">
            <text:p>2022-12-21_10-04-52_000.jpg</text:p>
          </table:table-cell>
          <table:table-cell table:style-name="ce26" office:value-type="string">
            <text:p>:m / daylog メモ / partial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/ daylog メモ / partial / 2022">
            <text:p>:m / daylog メモ / partial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2-20_07-49-24_000.jpg</text:p>
          </table:table-cell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0" office:value-type="string">
            <text:p>2022-12-21_08-29-38_000.jpg</text:p>
          </table:table-cell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2-19_21-01-1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2-12-20_14-14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0" office:value-type="string">
            <text:p>2022-12-20_21-27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8">
            <text:p>18</text:p>
          </table:table-cell>
          <table:table-cell table:style-name="ce17" office:value-type="string">
            <text:p>2022-12-20_16-59-03_000.jpg</text:p>
          </table:table-cell>
          <table:table-cell table:style-name="ce26" office:value-type="string">
            <text:p>:PHOTO 記録 / @自室 / 電池交換 / object=トイレ用：照明：ランタン型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2-20_00-14-48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2-20_00-15-1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9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2-20_00-31-05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 office:value-type="string">
            <text:p>2022-12-20_00-31-17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2-20_00-34-2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2-12-20_00-35-21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日：午後２時,id=2022-12-19_00-31-25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8" office:value-type="string">
            <text:p>2022-12-20_07-53-5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7" office:value-type="string">
            <text:p>2022-12-21_08-47-5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2-19_19-25-06_000.jpg</text:p>
          </table:table-cell>
          <table:table-cell table:style-name="ce26" office:value-type="string">
            <text:p>:m 1*1 RES / free / res-id=2H7S / theme=結晶格子：結晶間の距離 / genre=chimiya:obshshaya,content=~ / session-number=~ / doc=~,other=q+ / N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1*1 RES / free / res-id=2H7S / theme=結晶格子：結晶間の距離 / genre=chimiya:obshshaya,content=~ / session-number=~ / doc=~,other=q+ / N~">
            <text:p>:m 1*1 RES / free / res-id=2H7S / theme=結晶格子：結晶間の距離 / genre=chimiya:obshshaya,content=~ / session-number=~ / doc=~,other=q+ / N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2-12-20_15-38-25_000.jpg</text:p>
          </table:table-cell>
          <table:table-cell table:style-name="ce26" office:value-type="string">
            <text:p>:m #*# RES / free# S87DP9 記事読み / id=GFR9(browser=yan) / media=sp:ch / theme=輸出量：ロシア：石炭,content=~,other=日本：輸入量：石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string" office:string-value=":m #*# RES / free# S87DP9 記事読み / id=GFR9(browser=yan) / media=sp:ch / theme=輸出量：ロシア：石炭,content=~,other=日本：輸入量：石炭">
            <text:p>:m #*# RES / free# S87DP9 記事読み / id=GFR9(browser=yan) / media=sp:ch / theme=輸出量：ロシア：石炭,content=~,other=日本：輸入量：石炭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7" office:value-type="string">
            <text:p>2022-12-20_16-32-49_000.jpg</text:p>
          </table:table-cell>
          <table:table-cell table:style-name="ce26" office:value-type="string">
            <text:p>:m RES 1*1 / free# JVEMV6 83#_65:1 / 83. chemistry / topics=『読み物　物理化学』：化学結合,w=結合半径,s=~,i=~,other=memo+;obs+,next=+:結合の本数について,doc=r-1-1~1.3:p.106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string" office:string-value=":m RES 1*1 / free# JVEMV6 83#_65:1 / 83. chemistry / topics=『読み物　物理化学』：化学結合,w=結合半径,s=~,i=~,other=memo+;obs+,next=+:結合の本数について,doc=r-1-1~1.3:p.106">
            <text:p>:m RES 1*1 / free# JVEMV6 83#_65:1 / 83. chemistry / topics=『読み物　物理化学』：化学結合,w=結合半径,s=~,i=~,other=memo+;obs+,next=+:結合の本数について,doc=r-1-1~1.3:p.106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2-12-21_00-52-25_000.jpg</text:p>
          </table:table-cell>
          <table:table-cell table:style-name="ce26" office:value-type="string">
            <text:p>:m #*# / memo:other(m:other) / topic=習字, about=~,other=~,id=~,content=結;合r;能r;率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4]=&quot;&quot;;[.C24];CONCATENATE([.C24];&quot; / &quot;;[.E24]))" office:value-type="string" office:string-value=":m #*# / memo:other(m:other) / topic=習字, about=~,other=~,id=~,content=結;合r;能r;率;">
            <text:p>:m #*# / memo:other(m:other) / topic=習字, about=~,other=~,id=~,content=結;合r;能r;率;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2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2-20_00-32-21_000.mp4</text:p>
          </table:table-cell>
          <table:table-cell table:style-name="ce26" office:value-type="string">
            <text:p>:VIDEO / 記録 / topic=経過記録：焼酎漬け：混合 / content=混合を作って、２日目。沈殿物の様子。瓶を傾けてみる。,for=~,file-id=2022-12-19_00-31-25_000.jpg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string" office:string-value=":VIDEO / 記録 / topic=経過記録：焼酎漬け：混合 / content=混合を作って、２日目。沈殿物の様子。瓶を傾けてみる。,for=~,file-id=2022-12-19_00-31-25_000.jpg,other=~">
            <text:p>:VIDEO / 記録 / topic=経過記録：焼酎漬け：混合 / content=混合を作って、２日目。沈殿物の様子。瓶を傾けてみる。,for=~,file-id=2022-12-19_00-31-25_000.jpg,other=~</text:p>
          </table:table-cell>
          <table:table-cell table:style-name="ce10" table:formula="of:=RIGHT([.B25];[.K25])" office:value-type="string" office:string-value="mp4">
            <text:p>mp4</text:p>
          </table:table-cell>
          <table:table-cell table:style-name="ce52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2-20_00-34-11_000.mp4</text:p>
          </table:table-cell>
          <table:table-cell table:style-name="ce19" office:value-type="string">
            <text:p>:VIDEO / 記録 / topic=経過記録：焼酎漬け：混合 / content=混合を作って、２日目。沈殿物の様子。瓶を傾けてみる。,for=~,file-id=2022-12-19_00-31-25_000.jpg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6]=&quot;&quot;;[.C26];CONCATENATE([.C26];&quot; / &quot;;[.E26]))" office:value-type="string" office:string-value=":VIDEO / 記録 / topic=経過記録：焼酎漬け：混合 / content=混合を作って、２日目。沈殿物の様子。瓶を傾けてみる。,for=~,file-id=2022-12-19_00-31-25_000.jpg,other=~">
            <text:p>:VIDEO / 記録 / topic=経過記録：焼酎漬け：混合 / content=混合を作って、２日目。沈殿物の様子。瓶を傾けてみる。,for=~,file-id=2022-12-19_00-31-25_000.jpg,other=~</text:p>
          </table:table-cell>
          <table:table-cell table:style-name="ce10" table:formula="of:=RIGHT([.B26];[.K26])" office:value-type="string" office:string-value="mp4">
            <text:p>mp4</text:p>
          </table:table-cell>
          <table:table-cell table:style-name="ce52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1">2022/12/21</text:date>, <text:time>10:4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1T10:44:46.70</dc:date>
    <dc:creator>iwabuchi ken</dc:creator>
    <meta:editing-duration>P52DT4H34M50S</meta:editing-duration>
    <meta:editing-cycles>16765</meta:editing-cycles>
    <meta:document-statistic meta:table-count="2" meta:cell-count="936" meta:object-count="0"/>
    <meta:user-defined meta:name="qrichtext">1</meta:user-defined>
  </office:meta>
</office:document-meta>
</file>